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403in" fo:break-before="page" table:align="margins" style:may-break-between-rows="false"/>
    </style:style>
    <style:style style:name="Table1.A" style:family="table-column">
      <style:table-column-properties style:column-width="5.3403in" style:rel-column-width="65535*"/>
    </style:style>
    <style:style style:name="Table1.1" style:family="table-row">
      <style:table-row-properties style:min-row-height="3.9201in" fo:keep-together="always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1.5597in" fo:keep-together="always"/>
    </style:style>
    <style:style style:name="P1" style:family="paragraph" style:parent-style-name="Standard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2" style:family="paragraph" style:parent-style-name="Standard">
      <style:text-properties officeooo:paragraph-rsid="001122b4"/>
    </style:style>
    <style:style style:name="P3" style:family="paragraph" style:parent-style-name="Table_20_Contents">
      <style:text-properties style:font-name="Liberation Serif" fo:font-size="12pt" fo:font-style="normal" officeooo:paragraph-rsid="001122b4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5" style:family="paragraph" style:parent-style-name="Standard" style:list-style-name="L2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6" style:family="paragraph" style:parent-style-name="Standard" style:list-style-name="L3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7" style:family="paragraph" style:parent-style-name="Standard" style:list-style-name="L4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8" style:family="paragraph" style:parent-style-name="Standard" style:list-style-name="L5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9" style:family="paragraph" style:parent-style-name="Standard" style:list-style-name="L6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10" style:family="paragraph" style:parent-style-name="Standard" style:list-style-name="L7">
      <style:text-properties style:font-name="Liberation Serif" fo:font-size="11pt" fo:font-style="normal" officeooo:rsid="00195eb1" officeooo:paragraph-rsid="001122b4" style:font-size-asian="11pt" style:font-style-asian="normal" style:font-size-complex="11pt" style:font-style-complex="normal"/>
    </style:style>
    <style:style style:name="P11" style:family="paragraph" style:parent-style-name="Standard" style:list-style-name="L7">
      <style:text-properties style:font-name="Liberation Serif" fo:font-size="11pt" fo:font-style="normal" officeooo:rsid="00195eb1" officeooo:paragraph-rsid="0011401f" style:font-size-asian="11pt" style:font-style-asian="normal" style:font-size-complex="11pt" style:font-style-complex="normal"/>
    </style:style>
    <style:style style:name="P12" style:family="paragraph" style:parent-style-name="Standard">
      <style:text-properties style:font-name="Liberation Serif" fo:font-size="11pt" fo:font-style="normal" style:text-underline-style="none" fo:font-weight="bold" officeooo:rsid="00195eb1" officeooo:paragraph-rsid="001122b4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" fo:font-size="15pt" fo:font-style="normal" fo:font-weight="bold" officeooo:rsid="00195eb1" officeooo:paragraph-rsid="001122b4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Quality Indicators</text:p>
            <text:p text:style-name="P1"/>
            <text:p text:style-name="P12">Facilitator</text:p>
            <text:list xml:id="list7877480685687101300" text:style-name="L1">
              <text:list-item>
                <text:p text:style-name="P4">The team begins promptly and stays on task most of the time.</text:p>
              </text:list-item>
              <text:list-item>
                <text:p text:style-name="P4">Helps others progress through the activity in a timely fashion.</text:p>
              </text:list-item>
              <text:list-item>
                <text:p text:style-name="P4">Makes sure that all team members are actively participating.</text:p>
              </text:list-item>
            </text:list>
            <text:p text:style-name="P1"/>
            <text:p text:style-name="P12">Spokesperson</text:p>
            <text:list xml:id="list7249770484740091271" text:style-name="L2">
              <text:list-item>
                <text:p text:style-name="P5">Seeks team input before consulting the instructor or other teams.</text:p>
              </text:list-item>
              <text:list-item>
                <text:p text:style-name="P5">All team members feel satisfied their issues have been addressed.</text:p>
              </text:list-item>
              <text:list-item>
                <text:p text:style-name="P5">Articulates the team's questions and responses well to the class.</text:p>
              </text:list-item>
            </text:list>
            <text:p text:style-name="P1"/>
            <text:p text:style-name="P12">Quality Control</text:p>
            <text:list xml:id="list8457338359502385487" text:style-name="L3">
              <text:list-item>
                <text:p text:style-name="P6">Checks that team's answers are consistent (not necessarily identical).</text:p>
              </text:list-item>
              <text:list-item>
                <text:p text:style-name="P6">Individual worksheets accurately demonstrate the team's understanding.</text:p>
              </text:list-item>
              <text:list-item>
                <text:p text:style-name="P6">Encourages others to make sure answers are thorough (i.e., show work).</text:p>
              </text:list-item>
            </text:list>
            <text:p text:style-name="P1"/>
            <text:p text:style-name="P12">Process Analyst</text:p>
            <text:list xml:id="list411802987644896364" text:style-name="L4">
              <text:list-item>
                <text:p text:style-name="P7">Looks for multiple process skills (not just communication, teamwork).</text:p>
              </text:list-item>
              <text:list-item>
                <text:p text:style-name="P7">Provides insightful and positive feedback on how the team is working.</text:p>
              </text:list-item>
              <text:list-item>
                <text:p text:style-name="P7">Comments on team performance both during the activity and at the end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3">Quality Indicators</text:p>
            <text:p text:style-name="P1"/>
            <text:p text:style-name="P12">Facilitator</text:p>
            <text:list xml:id="list141451483859555" text:continue-list="list7877480685687101300" text:style-name="L1">
              <text:list-item>
                <text:p text:style-name="P4">The team begins promptly and stays on task most of the time.</text:p>
              </text:list-item>
              <text:list-item>
                <text:p text:style-name="P4">Helps others progress through the activity in a timely fashion.</text:p>
              </text:list-item>
              <text:list-item>
                <text:p text:style-name="P4">Makes sure that all team members are actively participating.</text:p>
              </text:list-item>
            </text:list>
            <text:p text:style-name="P1"/>
            <text:p text:style-name="P12">Spokesperson</text:p>
            <text:list xml:id="list7955702463568698222" text:style-name="L5">
              <text:list-item>
                <text:p text:style-name="P8">Seeks team input before consulting the instructor or other teams.</text:p>
              </text:list-item>
              <text:list-item>
                <text:p text:style-name="P8">All team members feel satisfied their issues have been addressed.</text:p>
              </text:list-item>
              <text:list-item>
                <text:p text:style-name="P8">Articulates the team's questions and responses well to the class.</text:p>
              </text:list-item>
            </text:list>
            <text:p text:style-name="P1"/>
            <text:p text:style-name="P12">Quality Control</text:p>
            <text:list xml:id="list8246805313848399853" text:style-name="L6">
              <text:list-item>
                <text:p text:style-name="P9">Checks that team's answers are consistent (not necessarily identical).</text:p>
              </text:list-item>
              <text:list-item>
                <text:p text:style-name="P9">Individual worksheets accurately demonstrate the team's understanding.</text:p>
              </text:list-item>
              <text:list-item>
                <text:p text:style-name="P9">Encourages others to make sure answers are thorough (i.e., show work).</text:p>
              </text:list-item>
            </text:list>
            <text:p text:style-name="P1"/>
            <text:p text:style-name="P12">Process Analyst</text:p>
            <text:list xml:id="list4028362347244570518" text:style-name="L7">
              <text:list-item>
                <text:p text:style-name="P10">Looks for multiple process skills (not just communication, teamwork).</text:p>
              </text:list-item>
              <text:list-item>
                <text:p text:style-name="P11">Provides insightful and positive feedback on how the team is working.</text:p>
              </text:list-item>
              <text:list-item>
                <text:p text:style-name="P11">Comments on team performance both during the activity and at the end.</text:p>
              </text:list-item>
            </text:list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5799in" fo:margin-right="1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8-25T12:27:42.481880522</meta:creation-date>
    <dc:date>2015-08-25T14:14:49.842504532</dc:date>
    <dc:creator>Chris Mayfield</dc:creator>
    <meta:editing-duration>PT9M3S</meta:editing-duration>
    <meta:editing-cycles>4</meta:editing-cycles>
    <meta:generator>LibreOffice/4.4.5.2$Linux_X86_64 LibreOffice_project/40m0$Build-2</meta:generator>
    <meta:printed-by>Chris Mayfield</meta:printed-by>
    <meta:print-date>2015-08-25T12:33:27.856748400</meta:print-date>
    <meta:document-statistic meta:table-count="1" meta:image-count="0" meta:object-count="0" meta:page-count="2" meta:paragraph-count="34" meta:word-count="280" meta:character-count="1756" meta:non-whitespace-character-count="1534"/>
  </office:meta>
</office:document-meta>
</file>